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2.7562in"/>
          <style:tab-stop style:type="char" style:char="," style:position="4.725in"/>
        </style:tab-stops>
      </style:paragraph-properties>
    </style:style>
    <style:style style:name="P2" style:parent-style-name="Normal" style:family="paragraph">
      <style:paragraph-properties>
        <style:tab-stops>
          <style:tab-stop style:type="left" style:position="2.7562in"/>
          <style:tab-stop style:type="char" style:char="," style:position="4.725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2.7562in"/>
          <style:tab-stop style:type="char" style:char="," style:position="4.725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2.7562in"/>
          <style:tab-stop style:type="char" style:char="," style:position="4.725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2.7562in"/>
          <style:tab-stop style:type="right" style:position="3.15in"/>
          <style:tab-stop style:type="char" style:char="," style:position="4.725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2.7562in"/>
          <style:tab-stop style:type="char" style:char="," style:position="4.725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2.7562in"/>
          <style:tab-stop style:type="char" style:char="," style:position="4.725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2.7562in"/>
          <style:tab-stop style:type="char" style:char="," style:position="4.725in"/>
        </style:tab-stops>
      </style:paragraph-properties>
    </style:style>
  </office:automatic-styles>
  <office:body>
    <office:text text:use-soft-page-breaks="true">
      <text:p text:style-name="P1">El Quijote<text:s/><text:tab/>Cervantes<text:s/><text:tab/>15,10</text:p>
      <text:p text:style-name="P2">Tristana<text:s/><text:tab/>Pérez Galdós<text:s/><text:tab/>25,25</text:p>
      <text:p text:style-name="P3">El factor humano<text:s/><text:tab/>G.Greene<text:s/><text:tab/>18,25</text:p>
      <text:p text:style-name="P4">Hojas de hierba<text:s/><text:tab/>Walt Whitman<text:tab/>22,60</text:p>
      <text:p text:style-name="P5">La Celestina<text:s/><text:tab/>Fernando de Rojas<text:s/><text:tab/>9,75</text:p>
      <text:p text:style-name="P6"/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NTSE</meta:initial-creator>
    <dc:creator>MONTSE</dc:creator>
    <meta:creation-date>2015-08-14T22:46:00Z</meta:creation-date>
    <dc:date>2015-08-14T22:46:00Z</dc:date>
    <meta:template xlink:href="Normal" xlink:type="simple"/>
    <meta:editing-cycles>2</meta:editing-cycles>
    <meta:editing-duration>PT0S</meta:editing-duration>
    <meta:document-statistic meta:page-count="1" meta:paragraph-count="1" meta:word-count="26" meta:character-count="169" meta:row-count="1" meta:non-whitespace-character-count="144"/>
  </office:meta>
</office:document-meta>
</file>